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60008" officeooo:paragraph-rsid="00160008" style:font-size-asian="18pt" style:font-size-complex="18pt"/>
    </style:style>
    <style:style style:name="P2" style:family="paragraph" style:parent-style-name="Standard">
      <style:paragraph-properties fo:text-align="start" style:justify-single-word="false"/>
      <style:text-properties fo:font-size="12pt" style:text-underline-style="none" officeooo:rsid="00160008" officeooo:paragraph-rsid="00160008"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60008" officeooo:paragraph-rsid="001d7575" fo:background-color="#ffff0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60008" officeooo:paragraph-rsid="00178f67" fo:background-color="#ffff00"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60008" officeooo:paragraph-rsid="00160008" fo:background-color="#ffff00"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78f67" officeooo:paragraph-rsid="00178f67" fo:background-color="#ffff00"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9c5bb" officeooo:paragraph-rsid="0019c5bb" fo:background-color="#ffff00"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d7575" officeooo:paragraph-rsid="001d7575" fo:background-color="transparent" style:font-size-asian="10.5pt" style:font-size-complex="12pt"/>
    </style:style>
    <style:style style:name="P9" style:family="paragraph" style:parent-style-name="Standard">
      <style:paragraph-properties fo:text-align="start" style:justify-single-word="false"/>
      <style:text-properties fo:color="#000040" fo:font-size="12pt" style:text-underline-style="none" officeooo:rsid="001c0c2a" officeooo:paragraph-rsid="001c0c2a"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d7575" officeooo:paragraph-rsid="001d7575" fo:background-color="#ffff00"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d7575" officeooo:paragraph-rsid="001d7575" fo:background-color="transparent"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2140be" officeooo:paragraph-rsid="002140be" fo:background-color="transparent" style:font-size-asian="10.5pt" style:font-size-complex="12pt"/>
    </style:style>
    <style:style style:name="T1" style:family="text">
      <style:text-properties officeooo:rsid="00178f67"/>
    </style:style>
    <style:style style:name="T2" style:family="text">
      <style:text-properties officeooo:rsid="00182fbe"/>
    </style:style>
    <style:style style:name="T3" style:family="text">
      <style:text-properties officeooo:rsid="0019c5bb"/>
    </style:style>
    <style:style style:name="T4" style:family="text">
      <style:text-properties officeooo:rsid="001b9cb5"/>
    </style:style>
    <style:style style:name="T5" style:family="text">
      <style:text-properties fo:color="#0000ff" officeooo:rsid="001b9cb5"/>
    </style:style>
    <style:style style:name="T6" style:family="text">
      <style:text-properties fo:color="#0000ff" officeooo:rsid="001bd7ce"/>
    </style:style>
    <style:style style:name="T7" style:family="text">
      <style:text-properties fo:color="#0000ff" officeooo:rsid="00205732"/>
    </style:style>
    <style:style style:name="T8" style:family="text">
      <style:text-properties officeooo:rsid="001c0c2a"/>
    </style:style>
    <style:style style:name="T9" style:family="text">
      <style:text-properties fo:color="#ff0000" officeooo:rsid="001c0c2a"/>
    </style:style>
    <style:style style:name="T10" style:family="text">
      <style:text-properties fo:color="#ff0000" officeooo:rsid="00205732"/>
    </style:style>
    <style:style style:name="T11" style:family="text">
      <style:text-properties officeooo:rsid="001ec4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de répartition de la parole</text:p>
      <text:p text:style-name="P1"/>
      <text:p text:style-name="P2">-Présentation: <text:span text:style-name="T6">Lucas, </text:span><text:span text:style-name="T9">Léo (pour ton dire ton prénom vu qu’il faut ce présenter)</text:span></text:p>
      <text:p text:style-name="P2"/>
      <text:p text:style-name="P2">-Internet et identité numérique: <text:span text:style-name="T10">Léo</text:span></text:p>
      <text:p text:style-name="P2"/>
      <text:p text:style-name="P2">-Respect de la vie privée: <text:span text:style-name="T10">Léo</text:span></text:p>
      <text:p text:style-name="P2"/>
      <text:p text:style-name="P2">-Droit à l’oubli:</text:p>
      <text:p text:style-name="P2"><text:tab/><text:span text:style-name="T8">histoire: </text:span><text:span text:style-name="T7">Lucas</text:span></text:p>
      <text:p text:style-name="P2"><text:tab/>«<text:span text:style-name="T8">pouvoirs»: </text:span><text:span text:style-name="T9">L</text:span><text:span text:style-name="T10">éo</text:span></text:p>
      <text:p text:style-name="P2"><text:tab/><text:span text:style-name="T8">démarche: </text:span><text:span text:style-name="T5">Lucas</text:span></text:p>
      <text:p text:style-name="P9"><text:span text:style-name="T4">-</text:span>Sources: On présente pas ça décore</text:p>
      <text:p text:style-name="P2"/>
      <text:p text:style-name="P10">1)</text:p>
      <text:p text:style-name="P3">Tu verras comment j’ai commencé à présenter le diapo et on remplira cette fiche au fur et à mesure qu’on remplira le diapo.</text:p>
      <text:p text:style-name="P6">Pour les trois parties j’ai repris les indications qu’il y avait dans le document excel (celui de la répartition des sujet).</text:p>
      <text:p text:style-name="P4">Je pense que trois diapos par partie c’est amplement suffisant mais si il en faut plus on en rajoutera mais on évite que ce soit excessif.</text:p>
      <text:p text:style-name="P5">La partie sur les sources on la présente pa<text:span text:style-name="T1">s,</text:span> on la laisse juste affichée à la fin mais de toute façon faut que je demande des trucs à guibert à propos de ça.</text:p>
      <text:p text:style-name="P5"/>
      <text:p text:style-name="P6">Pour la répartition du travail je propose d’abord que l’on fasse chacun les recherches sur une partie, <text:span text:style-name="T3">sachant que j’ai fini les recherches sur la partie du droit à l’oubli</text:span>. </text:p>
      <text:p text:style-name="P6">Je me propose pour tout mettre en forme, <text:span text:style-name="T2">du coup ça te laisserai</text:span> <text:span text:style-name="T2">une bonne partie des recherches sur la dernière partie.</text:span></text:p>
      <text:p text:style-name="P7">Évidement je peux toujours t’aider au niveau des recherche et si tu as des suggestions pour la présentation du diapo ou autre je suis preneur (j’accepte la critique tant qu’elle est constructive)</text:p>
      <text:p text:style-name="P7"/>
      <text:p text:style-name="P8">2)</text:p>
      <text:p text:style-name="P8">J’ai vu ce que tu as fait au début j’ai trouvé ça un peu court mais je me suis rendu compte que étant donné que ces parties ont déjà été traitées par d’autres groupes y’a pas besoin de passer pas besoin de passer 3 heures dessus du coup ce sera largement suffisant. <text:span text:style-name="T11">J’ai du coup fini le diapo et remplit la fiche de répartition orale ainsi que les notes qu’on aura à dire, dis moi si cela te convient auquel cas il ne manque plus que d’imprimer les notes. Dans le cas contraire ce serait bien qu’on se mette d’accord sur quelque chose avant lundi soir.</text:span></text:p>
      <text:p text:style-name="P12">Tu verras sur les notes que je t’ai fais il y a des points d’exclamations. Ils correspondent à des choses écrite sur le diapo et sont censés t’aider à te repérer dans la manières de présenter le diapo. Si tu ne comprends pas comment ça fonctionne je t’expliquer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7:27:14.307000000</meta:creation-date>
    <dc:date>2017-12-17T15:50:48.968000000</dc:date>
    <meta:editing-duration>PT2H8M53S</meta:editing-duration>
    <meta:editing-cycles>11</meta:editing-cycles>
    <meta:generator>LibreOffice/5.3.5.2$Windows_x86 LibreOffice_project/50d9bf2b0a79cdb85a3814b592608037a682059d</meta:generator>
    <meta:document-statistic meta:table-count="0" meta:image-count="0" meta:object-count="0" meta:page-count="1" meta:paragraph-count="20" meta:word-count="388" meta:character-count="2131" meta:non-whitespace-character-count="1759"/>
  </office:meta>
</office:document-meta>
</file>